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600000092DB62FCAFEF546AAE.png" manifest:media-type="image/png"/>
  <manifest:file-entry manifest:full-path="Pictures/10000000000004A20000012047F3BB6B5AD20991.png" manifest:media-type="image/png"/>
  <manifest:file-entry manifest:full-path="Pictures/10000000000004A6000000BFD9949D9CCA6F4F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5f5f" officeooo:paragraph-rsid="00105f5f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style:text-blinking="false" fo:background-color="#e8e8e8" loext:char-shading-value="0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1236b9" style:text-blinking="false" fo:background-color="#e8e8e8" loext:char-shading-value="0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style:text-blinking="false" fo:background-color="#e8e8e8" loext:char-shading-value="0" loext:padding="0cm" loext:border="none"/>
    </style:style>
    <style:style style:name="fr1" style:family="graphic" style:parent-style-name="Graphics">
      <style:graphic-properties style:mirror="none" fo:clip="rect(0cm, 0cm, 0.44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javascript:ST(7471,7472)" text:style-name="Internet_20_link" text:visited-style-name="Visited_20_Internet_20_Link"><text:span text:style-name="T3">ST-2315</text:span></text:a><text:a xlink:type="simple" xlink:href="javascript:ST(7471,7472)" text:style-name="Internet_20_link" text:visited-style-name="Visited_20_Internet_20_Link"><text:span text:style-name="T1">:EXP_MOV_MAT_RF17/18/19_1</text:span></text:a><text:span text:style-name="T2">3</text:span></text:p>
      <text:p text:style-name="Standard"/>
      <text:p text:style-name="Standard"/>
      <text:p text:style-name="P1"/>
      <text:p text:style-name="P1"><draw:frame draw:style-name="fr1" draw:name="Figura1" text:anchor-type="paragraph" svg:width="17cm" svg:height="3.888cm" draw:z-index="0"><draw:image xlink:href="Pictures/10000000000004A20000012047F3BB6B5AD20991.png" xlink:type="simple" xlink:show="embed" xlink:actuate="onLoad"/></draw:frame></text:p>
      <text:p text:style-name="P1"><draw:frame draw:style-name="fr2" draw:name="Figura2" text:anchor-type="paragraph" svg:width="17cm" svg:height="2.727cm" draw:z-index="1"><draw:image xlink:href="Pictures/10000000000004A6000000BFD9949D9CCA6F4FC6.png" xlink:type="simple" xlink:show="embed" xlink:actuate="onLoad"/></draw:frame></text:p>
      <text:p text:style-name="P1"><draw:frame draw:style-name="fr2" draw:name="Figura3" text:anchor-type="paragraph" svg:width="17cm" svg:height="2.085cm" draw:z-index="2"><draw:image xlink:href="Pictures/10000000000004A600000092DB62FCAFEF546AA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08:24:35.763000000</meta:creation-date>
    <dc:date>2018-04-03T09:38:46.469000000</dc:date>
    <meta:editing-duration>PT3M18S</meta:editing-duration>
    <meta:editing-cycles>2</meta:editing-cycles>
    <meta:generator>LibreOffice/5.3.1.2$Windows_X86_64 LibreOffice_project/e80a0e0fd1875e1696614d24c32df0f95f03deb2</meta:generator>
    <meta:document-statistic meta:table-count="0" meta:image-count="3" meta:object-count="0" meta:page-count="1" meta:paragraph-count="1" meta:word-count="1" meta:character-count="33" meta:non-whitespace-character-count="33"/>
  </office:meta>
</office:document-meta>
</file>